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Liberation Serif"/>
    </style:style>
    <style:style style:name="P2" style:family="paragraph" style:parent-style-name="Heading_20_2">
      <style:text-properties style:font-name="Liberation Serif" fo:font-size="14pt" officeooo:rsid="00230d87" officeooo:paragraph-rsid="00230d87" style:font-size-asian="12.25pt" style:font-size-complex="14pt"/>
    </style:style>
    <style:style style:name="P3" style:family="paragraph" style:parent-style-name="Heading_20_2">
      <style:text-properties style:font-name="Liberation Serif" fo:font-size="14pt" style:font-size-asian="14pt" style:font-size-complex="14pt"/>
    </style:style>
    <style:style style:name="P4" style:family="paragraph" style:parent-style-name="Heading_20_2">
      <style:text-properties style:font-name="Liberation Serif" fo:font-size="14pt" officeooo:paragraph-rsid="00234fff" style:font-size-asian="14pt" style:font-size-complex="14pt"/>
    </style:style>
    <style:style style:name="P5" style:family="paragraph" style:parent-style-name="Heading_20_2">
      <style:text-properties style:font-name="Liberation Serif" officeooo:rsid="00230d87" officeooo:paragraph-rsid="00230d87"/>
    </style:style>
    <style:style style:name="P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Liberation Serif" fo:font-size="14pt" officeooo:paragraph-rsid="00230d87" style:font-size-asian="14pt" style:font-size-complex="14pt"/>
    </style:style>
    <style:style style:name="P7" style:family="paragraph" style:parent-style-name="Standard">
      <style:text-properties style:font-name="Liberation Serif" fo:font-size="14pt" officeooo:rsid="00234fff" officeooo:paragraph-rsid="00234fff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34fff" officeooo:paragraph-rsid="00234fff" style:font-size-asian="12.25pt" style:font-size-complex="14pt"/>
    </style:style>
    <style:style style:name="P9" style:family="paragraph" style:parent-style-name="Standard" style:list-style-name="L2">
      <style:text-properties style:font-name="Liberation Serif" officeooo:rsid="00234fff" officeooo:paragraph-rsid="00234fff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 fo:font-size="14pt" officeooo:paragraph-rsid="00230d87" style:font-size-asian="14pt" style:font-size-complex="14pt"/>
    </style:style>
    <style:style style:name="P11" style:family="paragraph" style:parent-style-name="Heading_20_1" style:list-style-name="">
      <style:text-properties style:font-name="Liberation Serif" fo:language="ru" fo:country="RU" officeooo:rsid="001e8cf0" officeooo:paragraph-rsid="001e8cf0"/>
    </style:style>
    <style:style style:name="P12" style:family="paragraph" style:parent-style-name="Heading_20_1">
      <style:text-properties style:font-name="Liberation Serif" fo:language="ru" fo:country="RU" officeooo:rsid="001e8cf0" officeooo:paragraph-rsid="001e8cf0"/>
    </style:style>
    <style:style style:name="P13" style:family="paragraph" style:parent-style-name="Heading_20_1">
      <style:text-properties style:font-name="Liberation Serif" fo:font-size="14pt" style:font-size-asian="14pt" style:font-size-complex="14pt"/>
    </style:style>
    <style:style style:name="P14" style:family="paragraph" style:parent-style-name="Heading_20_1" style:list-style-name="">
      <style:text-properties style:font-name="Liberation Serif" officeooo:rsid="00230d87" officeooo:paragraph-rsid="00230d87"/>
    </style:style>
    <style:style style:name="P15" style:family="paragraph" style:parent-style-name="Heading_20_1">
      <style:text-properties style:font-name="Liberation Serif" officeooo:paragraph-rsid="00230d87"/>
    </style:style>
    <style:style style:name="P16" style:family="paragraph" style:parent-style-name="Heading_20_1">
      <style:text-properties style:font-name="Liberation Serif" officeooo:paragraph-rsid="001e8cf0"/>
    </style:style>
    <style:style style:name="P17" style:family="paragraph" style:parent-style-name="Heading_20_1">
      <style:paragraph-properties fo:break-before="page"/>
      <style:text-properties style:font-name="Liberation Serif" officeooo:rsid="00230d87" officeooo:paragraph-rsid="00230d87"/>
    </style:style>
    <style:style style:name="P18" style:family="paragraph" style:parent-style-name="Heading_20_1" style:list-style-name="" style:master-page-name="Standard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Liberation Serif" fo:font-size="16pt" officeooo:paragraph-rsid="0022590c" style:font-size-asian="16pt"/>
    </style:style>
    <style:style style:name="P19" style:family="paragraph" style:parent-style-name="Subtitle">
      <style:text-properties style:font-name="Liberation Serif" fo:language="ru" fo:country="RU"/>
    </style:style>
    <style:style style:name="P20" style:family="paragraph" style:parent-style-name="Text_20_body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21" style:family="paragraph" style:parent-style-name="Text_20_body">
      <style:text-properties style:font-name="Liberation Serif" fo:language="ru" fo:country="RU"/>
    </style:style>
    <style:style style:name="P22" style:family="paragraph" style:parent-style-name="Text_20_body">
      <style:text-properties style:font-name="Liberation Serif" fo:language="ru" fo:country="RU" officeooo:paragraph-rsid="001e8cf0"/>
    </style:style>
    <style:style style:name="P23" style:family="paragraph" style:parent-style-name="Text_20_body">
      <style:text-properties style:font-name="Liberation Serif" fo:font-size="14pt" officeooo:rsid="00230d87" officeooo:paragraph-rsid="00230d87" style:font-size-asian="12.25pt" style:font-size-complex="14pt"/>
    </style:style>
    <style:style style:name="P24" style:family="paragraph" style:parent-style-name="Text_20_body">
      <style:text-properties style:font-name="Liberation Serif" fo:font-size="14pt" officeooo:rsid="00234fff" officeooo:paragraph-rsid="00234fff" style:font-size-asian="14pt" style:font-size-complex="14pt"/>
    </style:style>
    <style:style style:name="P25" style:family="paragraph" style:parent-style-name="Text_20_body">
      <style:text-properties style:font-name="Liberation Serif" fo:font-size="14pt" fo:language="ru" fo:country="RU" officeooo:rsid="00234fff" officeooo:paragraph-rsid="00234fff" style:font-size-asian="12.25pt" style:font-size-complex="14pt"/>
    </style:style>
    <style:style style:name="P26" style:family="paragraph" style:parent-style-name="Text_20_body">
      <style:text-properties style:font-name="Liberation Serif" fo:font-size="14pt" fo:language="ru" fo:country="RU" officeooo:rsid="00246cc6" officeooo:paragraph-rsid="00246cc6" style:font-size-asian="12.25pt" style:font-size-complex="14pt"/>
    </style:style>
    <style:style style:name="P27" style:family="paragraph" style:parent-style-name="Text_20_body">
      <style:text-properties style:font-name="Liberation Serif" fo:font-size="14pt" fo:language="ru" fo:country="RU" fo:font-style="italic" officeooo:rsid="00234fff" officeooo:paragraph-rsid="00234fff" style:font-size-asian="12.25pt" style:font-style-asian="italic" style:font-size-complex="14pt" style:font-style-complex="italic"/>
    </style:style>
    <style:style style:name="P28" style:family="paragraph" style:parent-style-name="Text_20_body">
      <style:text-properties style:font-name="Liberation Serif" fo:font-size="14pt" fo:language="ru" fo:country="RU" fo:font-style="normal" officeooo:rsid="00234fff" officeooo:paragraph-rsid="00234fff" style:font-size-asian="12.25pt" style:font-style-asian="normal" style:font-size-complex="14pt" style:font-style-complex="normal"/>
    </style:style>
    <style:style style:name="P29" style:family="paragraph" style:parent-style-name="Text_20_body">
      <style:text-properties style:font-name="Liberation Serif" officeooo:rsid="00230d87" officeooo:paragraph-rsid="00230d87"/>
    </style:style>
    <style:style style:name="P30" style:family="paragraph" style:parent-style-name="Text_20_body" style:list-style-name="L1">
      <style:text-properties style:font-name="Liberation Serif" officeooo:rsid="00230d87" officeooo:paragraph-rsid="00234fff"/>
    </style:style>
    <style:style style:name="P31" style:family="paragraph" style:parent-style-name="Text_20_body" style:master-page-name="">
      <style:paragraph-properties fo:margin-left="0.4366in" fo:margin-right="0in" fo:margin-top="0in" fo:margin-bottom="0.0972in" style:contextual-spacing="false" fo:line-height="120%" fo:text-indent="0in" style:auto-text-indent="false" style:page-number="auto"/>
      <style:text-properties style:font-name="Liberation Serif" fo:font-size="14pt" fo:language="ru" fo:country="RU" officeooo:rsid="0022590c" officeooo:paragraph-rsid="0022590c" style:font-size-asian="14pt" style:font-size-complex="14pt"/>
    </style:style>
    <style:style style:name="P32" style:family="paragraph" style:parent-style-name="Title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officeooo:rsid="00246cc6" officeooo:paragraph-rsid="00246cc6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weight="bold" officeooo:rsid="00246cc6" officeooo:paragraph-rsid="00246cc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246cc6" officeooo:paragraph-rsid="00246cc6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officeooo:rsid="0025010d" officeooo:paragraph-rsid="0025010d"/>
    </style:style>
    <style:style style:name="T1" style:family="text">
      <style:text-properties style:text-position="super 58%" fo:language="ru" fo:country="RU" officeooo:rsid="00230d87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2590c"/>
    </style:style>
    <style:style style:name="T4" style:family="text">
      <style:text-properties style:text-position="0% 100%" fo:language="ru" fo:country="RU" officeooo:rsid="0022590c"/>
    </style:style>
    <style:style style:name="T5" style:family="text">
      <style:text-properties style:text-position="0% 100%" fo:language="ru" fo:country="RU" officeooo:rsid="00230d87"/>
    </style:style>
    <style:style style:name="T6" style:family="text">
      <style:text-properties style:text-position="0% 100%" officeooo:rsid="00230d87"/>
    </style:style>
    <style:style style:name="T7" style:family="text">
      <style:text-properties style:text-position="0% 100%" fo:font-size="14pt" style:font-size-asian="12.25pt" style:font-size-complex="14pt"/>
    </style:style>
    <style:style style:name="T8" style:family="text">
      <style:text-properties style:text-position="0% 100%" fo:font-size="14pt" officeooo:rsid="0022590c" style:font-size-asian="12.25pt" style:font-size-complex="14pt"/>
    </style:style>
    <style:style style:name="T9" style:family="text">
      <style:text-properties style:text-position="0% 100%" fo:font-size="14pt" officeooo:rsid="00234fff" style:font-size-asian="12.25pt" style:font-size-complex="14pt"/>
    </style:style>
    <style:style style:name="T10" style:family="text">
      <style:text-properties style:text-position="0% 100%" officeooo:rsid="00234fff"/>
    </style:style>
    <style:style style:name="T11" style:family="text">
      <style:text-properties officeooo:rsid="0022590c"/>
    </style:style>
    <style:style style:name="T12" style:family="text">
      <style:text-properties fo:language="ru" fo:country="RU" officeooo:rsid="001e8cf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text-transform="uppercase"/>
    </style:style>
    <style:style style:name="T16" style:family="text">
      <style:text-properties officeooo:rsid="00230d87"/>
    </style:style>
    <style:style style:name="T17" style:family="text">
      <style:text-properties officeooo:rsid="00234fff"/>
    </style:style>
    <style:style style:name="T18" style:family="text">
      <style:text-properties officeooo:rsid="002501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/>
      <text:p text:style-name="P32"/>
      <text:p text:style-name="P20"/>
      <text:p text:style-name="P20"/>
      <text:p text:style-name="P32">Программа расчета сопротивлений <text:span text:style-name="T11">между узлами электрической цепи</text:span></text:p>
      <text:p text:style-name="P19">Руководство программиста</text:p>
      <text:p text:style-name="P21"/>
      <text:h text:style-name="P11" text:outline-level="1"/>
      <text:h text:style-name="P18" text:outline-level="1"><text:span text:style-name="T15">Аннотация</text:span></text:h>
      <text:p text:style-name="P10">В данном программном документе приведено руководство программиста по настройке и использованию программы «<text:span text:style-name="T16">resistance.py</text:span>», предназначенной для очистки и дефрагментации оперативной памяти ПК через заданные интервалы времени.</text:p>
      <text:p text:style-name="P10">В данном программном документе, в разделе «Назначение и условия применения программы» указаны назначение и функции, выполняемые программой, условия, необходимые для выполнения программы (объем оперативной памяти, требования к составу и параметрам периферийных устройств, требования к программному обеспечению и т.п.).<text:tab/></text:p>
      <text:p text:style-name="P6">В разделе «Характеристика программы» приведено описание основных характеристик и особенностей программы (режим работы, средства контроля правильности выполнения и самовосстанавливаемости программы и т.п.). </text:p>
      <text:p text:style-name="P6">В данном программном документе, в разделе «Входные и выходные данные» приведено описание организации используемой входной и выходной информации.</text:p>
      <text:p text:style-name="P6">В разделе «Сообщения» указаны тексты сообщений, выдаваемых программисту или оператору в ходе выполнения программы, описание их содержания и действий, которые необходимо предпринять по этим сообщениям.</text:p>
      <text:p text:style-name="P6">Оформление программного документа «Руководство программиста» произведено по требованиям ГОСТ 19.<text:span text:style-name="T16">504-79.</text:span></text:p>
      <text:h text:style-name="P13" text:outline-level="1"/>
      <text:p text:style-name="P31"/>
      <text:h text:style-name="P14" text:outline-level="1"/>
      <text:h text:style-name="P17" text:outline-level="1">1. Назначение и условия применения программы</text:h>
      <text:h text:style-name="P1" text:outline-level="2"><text:span text:style-name="T3">1.</text:span><text:span text:style-name="T2">1 Назначение программы</text:span></text:h>
      <text:p text:style-name="P23"><text:span text:style-name="T2">Программа предназначена для расчета сопротивлений между всеми парами узлов электрической цепи по её схеме и значениям сопротивлений элементов.</text:span></text:p>
      <text:h text:style-name="P2" text:outline-level="2"><text:span text:style-name="T3">1.</text:span><text:span text:style-name="T2">2 Функции, выполняемые программой</text:span></text:h>
      <text:p text:style-name="P29"><text:span text:style-name="T7">Основная функция программы – расчёт сопротивлений между всеми парами узлов электрической цепи по заданной схеме цепи, в которой узлы могут быть соединены резисторами, конденсаторами или диодами.</text:span></text:p>
      <text:h text:style-name="P5" text:outline-level="2"><text:span text:style-name="T8">1.</text:span><text:span text:style-name="T7">3 Условия, необходимые для выполнения программы</text:span></text:h>
      <text:list xml:id="list801622350356641497" text:style-name="L1">
        <text:list-item>
          <text:p text:style-name="P30"><text:span text:style-name="T7">ЭВМ с установленным интерпретатором языка Python версии не ниже 3;</text:span></text:p>
        </text:list-item>
        <text:list-item>
          <text:p text:style-name="P30"><text:span text:style-name="T9">не меньше 5 МБ о</text:span><text:span text:style-name="T7">перативн</text:span><text:span text:style-name="T9">ой</text:span><text:span text:style-name="T7"> памят</text:span><text:span text:style-name="T9">и.</text:span></text:p>
        </text:list-item>
      </text:list>
      <text:h text:style-name="P15" text:outline-level="1"><text:span text:style-name="T3">2. </text:span><text:span text:style-name="T6">Характеристика программы</text:span></text:h>
      <text:h text:style-name="P4" text:outline-level="2"><text:span text:style-name="T6">2.</text:span><text:span text:style-name="T10">1 Режим работы программы</text:span></text:h>
      <text:p text:style-name="P24"><text:span text:style-name="T2">После запуска программа работает в интерфейсе командной строки, по окончании работы возвращает пользователю управление командной строкой.</text:span></text:p>
      <text:h text:style-name="P4" text:outline-level="2">2.<text:span text:style-name="T17">2</text:span> Временные характеристики</text:h>
      <text:p text:style-name="P7"><text:span text:style-name="T5">Время работы программы описывается функцией порядка O(n</text:span><text:span text:style-name="T1">3</text:span><text:span text:style-name="T5">), где n – количество узлов цепи. Для цепи с 300 узлами время работы на ЭВМ с тактовой частотой процессора 2.5 ГГц составляет примерно </text:span><text:span text:style-name="T4">15 секунд.</text:span></text:p>
      <text:h text:style-name="P3" text:outline-level="2">2.<text:span text:style-name="T17">3</text:span> <text:span text:style-name="T17">Контроль работоспособности программы</text:span></text:h>
      <text:p text:style-name="P8">Работоспособность программы можно определить по следующим признакам:</text:p>
      <text:list xml:id="list6190843468914977526" text:style-name="L2">
        <text:list-item>
          <text:p text:style-name="P9"><text:span text:style-name="T13">Время работы программы соответствует временным характеристикам (см. п. 2.2)</text:span></text:p>
        </text:list-item>
        <text:list-item>
          <text:p text:style-name="P9"><text:span text:style-name="T13">После завершения своей работы программа выводит на экран сообщение (см. п. 5)</text:span></text:p>
        </text:list-item>
        <text:list-item>
          <text:p text:style-name="P9"><text:span text:style-name="T13">При корректных входных данных создаётся csv-файл с именем, указанным во втором аргументе командной строки; в созданной csv-</text:span><text:soft-page-break/><text:span text:style-name="T13">таблице на диагонале стоят нули.</text:span></text:p>
        </text:list-item>
      </text:list>
      <text:h text:style-name="P12" text:outline-level="1">3. Обращение к программе</text:h>
      <text:p text:style-name="P25">Если в командной строке системы интерпретатор Python вызывается командой &lt;команда вызова Python&gt;, то команда вызова программы расчёта сопротивлений (при условии, что resistance.py находится в текущей директории) выглядит следующим образом:</text:p>
      <text:p text:style-name="P27">&lt;команда вызова Python&gt; resistance.py &lt;путь к входному файлу&gt; &lt;путь к выходному файлу&gt;</text:p>
      <text:p text:style-name="P28">Пример (Windows или UNIX-подобные системы):</text:p>
      <text:p text:style-name="P27">$ python3 resistance.py example_input_3_nodes.xml output.csv</text:p>
      <text:h text:style-name="P12" text:outline-level="1">4. Входные и выходные данные</text:h>
      <text:p text:style-name="P26">Входные данные представлены в виде XML-файла, который содержит элементы:</text:p>
      <text:p text:style-name="P26">• <text:span text:style-name="T14">net</text:span> с целочисленным аттрибутом <text:span text:style-name="T14">id</text:span> – узел цепи</text:p>
      <text:p text:style-name="P26">• <text:span text:style-name="T14">resistor</text:span> c вещественным аттрибутом <text:span text:style-name="T14">resistance</text:span> – резистор</text:p>
      <text:p text:style-name="P26">• <text:span text:style-name="T14">сapactor</text:span> c вещественным аттрибутом <text:span text:style-name="T14">resistance</text:span> – конденсатор</text:p>
      <text:p text:style-name="P26">• <text:span text:style-name="T14">diode</text:span> c вещественными аттрибутами <text:span text:style-name="T14">resistance</text:span> и <text:span text:style-name="T14">reverse_resistance</text:span> – диод; аттрибут <text:span text:style-name="T14">resistance</text:span> – это сопротивление в прямом направлении, <text:span text:style-name="T14">reverse_resistance</text:span> – сопротивление в обратном направлении.</text:p>
      <text:p text:style-name="P26">Кроме того, все элементы, кроме net, имеют целочисленные аттрибуты <text:span text:style-name="T14">net_from </text:span>и <text:span text:style-name="T14">net_to</text:span>, которые обозначают id соответствующих узлов, к которым эти элементы подключены.</text:p>
      <text:p text:style-name="P26">Выходной файл является CSV-таблицой (в качестве разделителя элементов – запятая; разделитель целой и дробной частей в записи вещественных чисел – точка). Таблица содержит вещественные значения пар сопротивлений, без указания их id. Столбцы и строки соответствуют исходным узлам и отсортированы по id.</text:p>
      <text:h text:style-name="P16" text:outline-level="1"><text:span text:style-name="T12">5. Сообщения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>Вид сообщения</text:p>
          </table:table-cell>
          <table:table-cell table:style-name="Table1.A1" office:value-type="string">
            <text:p text:style-name="P34">Тип сообщения</text:p>
          </table:table-cell>
          <table:table-cell table:style-name="Table1.C1" office:value-type="string">
            <text:p text:style-name="P34">Значение</text:p>
          </table:table-cell>
        </table:table-row>
        <table:table-row>
          <table:table-cell table:style-name="Table1.A2" office:value-type="string">
            <text:p text:style-name="P36">Usage:</text:p>
            <text:p text:style-name="P36">Argument 1: input file (*.xml),</text:p>
            <text:p text:style-name="P36">Argument 2: output file (*.csv)</text:p>
          </table:table-cell>
          <table:table-cell table:style-name="Table1.A2" office:value-type="string">
            <text:p text:style-name="P36">Подсказка</text:p>
          </table:table-cell>
          <table:table-cell table:style-name="Table1.C2" office:value-type="string">
            <text:p text:style-name="P33">Подсказка о форме вызове программы; появляется при недостаточном числе аргументов</text:p>
          </table:table-cell>
        </table:table-row>
        <table:table-row>
          <table:table-cell table:style-name="Table1.A2" office:value-type="string">
            <text:p text:style-name="P37">[Errno 2] No such file or directory: '&lt;path&gt;'</text:p>
          </table:table-cell>
          <table:table-cell table:style-name="Table1.A2" office:value-type="string">
            <text:p text:style-name="P37">Сообщение об ошибке</text:p>
          </table:table-cell>
          <table:table-cell table:style-name="Table1.C2" office:value-type="string">
            <text:p text:style-name="P37">Не удалось найти входной файл по адресу &lt;path&gt;</text:p>
          </table:table-cell>
        </table:table-row>
        <table:table-row>
          <table:table-cell table:style-name="Table1.A2" office:value-type="string">
            <text:p text:style-name="P37">Time of execution: &lt;s&gt; seconds</text:p>
          </table:table-cell>
          <table:table-cell table:style-name="Table1.A2" office:value-type="string">
            <text:p text:style-name="P37">Информация о работе программы</text:p>
          </table:table-cell>
          <table:table-cell table:style-name="Table1.C2" office:value-type="string">
            <text:p text:style-name="P37">Время работы программы составило &lt;s&gt; секунд</text:p>
          </table:table-cell>
        </table:table-row>
        <table:table-row>
          <table:table-cell table:style-name="Table1.A2" office:value-type="string">
            <text:p text:style-name="P35">DOMException.<text:span text:style-name="T18">&lt;str&gt;</text:span></text:p>
          </table:table-cell>
          <table:table-cell table:style-name="Table1.A2" office:value-type="string">
            <text:p text:style-name="P37">Сообщение об ошибке</text:p>
          </table:table-cell>
          <table:table-cell table:style-name="Table1.C2" office:value-type="string">
            <text:p text:style-name="P37">Ошибка формата входных данных типа &lt;str&gt;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.1in" fo:margin-top="0.1in" fo:margin-bottom="0in" style:contextual-spacing="false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Zeichenformat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01:49:11.794509934</meta:creation-date>
    <dc:date>2015-02-14T21:50:49.189322429</dc:date>
    <meta:editing-duration>PT4M40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5" meta:paragraph-count="58" meta:word-count="587" meta:character-count="4602" meta:non-whitespace-character-count="4052"/>
  </office:meta>
</office:document-meta>
</file>